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 fo:min-height="0cm" fo:min-width="0cm"/>
    </style:style>
    <style:style style:name="gr2" style:family="graphic" style:parent-style-name="standard">
      <style:graphic-properties draw:fill="gradient" draw:fill-gradient-name="Gray-dient_20_1" draw:textarea-horizontal-align="left" draw:textarea-vertical-align="middle" draw:auto-grow-height="false"/>
    </style:style>
    <style:style style:name="gr3" style:family="graphic" style:parent-style-name="standard">
      <style:graphic-properties draw:fill="gradient" draw:fill-gradient-name="Gray-dient_20_1" draw:textarea-horizontal-align="left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start"/>
      <style:text-properties fo:font-size="12pt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2pt" style:font-size-asian="18pt" style:font-size-complex="18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414cm" svg:height="3.556cm" svg:x="1cm" svg:y="4.877cm">
          <text:p text:style-name="P1"><text:span text:style-name="T1">Sparqlify 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683cm" svg:height="1.27cm" svg:x="1.667cm" svg:y="3.4cm">
          <draw:glue-point draw:id="9" svg:x="3.001cm" svg:y="5cm"/>
          <draw:glue-point draw:id="10" svg:x="1.801cm" svg:y="5cm"/>
          <text:p text:style-name="P1"><text:span text:style-name="T2">PanLex 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2" draw:id="id2" draw:layer="layout" svg:width="3.175cm" svg:height="0.889cm" svg:x="5.953cm" svg:y="5.893cm">
          <text:p text:style-name="P1"><text:span text:style-name="T3">Linked Data</text:span></text:p>
          <text:p text:style-name="P4"><text:span text:style-name="T1"><text:s text:c="5"/></text:span><text:span text:style-name="T1">via Pub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3.175cm" svg:height="0.762cm" svg:x="5.953cm" svg:y="7.036cm">
          <text:p text:style-name="P4"><text:span text:style-name="T1">Sparql Web-Interface</text:span></text:p>
          <text:p text:style-name="P4"><text:span text:style-name="T1"><text:s text:c="4"/></text:span><text:span text:style-name="T1">via Snor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318cm" svg:height="2.413cm" svg:x="1.381cm" svg:y="5.639cm">
          <text:p text:style-name="P1"><text:span text:style-name="T1">Sparqlify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76cm" svg:height="0.508cm" svg:x="1.685cm" svg:y="6.274cm">
          <draw:glue-point draw:id="4" svg:x="2.635cm" svg:y="-5cm"/>
          <draw:glue-point draw:id="5" svg:x="1.622cm" svg:y="-5cm"/>
          <text:p text:style-name="P1"><text:span text:style-name="T1">Sparqlify 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3.76cm" svg:height="0.75cm" svg:x="1.685cm" svg:y="7.048cm">
          <draw:glue-point draw:id="4" svg:x="4.324cm" svg:y="5cm"/>
          <text:p text:style-name="P1"><text:span text:style-name="T2">Sparql 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445cm" svg:y1="7.423cm" svg:x2="5.953cm" svg:y2="6.337cm" draw:start-shape="id1" draw:start-glue-point="1" draw:end-shape="id2" draw:end-glue-point="3" svg:d="m5445 7423 508-1086">
          <text:p/>
        </draw:connector>
        <draw:connector draw:style-name="gr4" draw:text-style-name="P1" draw:layer="layout" draw:type="line" svg:x1="5.445cm" svg:y1="7.423cm" svg:x2="5.953cm" svg:y2="7.417cm" draw:start-shape="id1" draw:start-glue-point="1" draw:end-shape="id3" draw:end-glue-point="3" svg:d="m5445 7423 508-6">
          <text:p/>
        </draw:connector>
        <draw:connector draw:style-name="gr4" draw:text-style-name="P1" draw:layer="layout" draw:type="line" svg:x1="4.171cm" svg:y1="4.67cm" svg:x2="4.174cm" svg:y2="6.274cm" draw:start-shape="id4" draw:start-glue-point="10" draw:end-shape="id5" draw:end-glue-point="5" svg:d="m4171 4670 3 1604">
          <text:p/>
        </draw:connector>
        <draw:custom-shape draw:style-name="gr3" draw:text-style-name="P8" xml:id="id6" draw:id="id6" draw:layer="layout" svg:width="3.175cm" svg:height="0.762cm" svg:x="6.25cm" svg:y="3.92cm">
          <text:p text:style-name="P7"><text:span text:style-name="T1">RDF View Definitions</text:span></text:p>
          <text:p text:style-name="P1"><text:span text:style-name="T1">in Sparqlify-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6.25cm" svg:y1="4.301cm" svg:x2="4.555cm" svg:y2="6.274cm" draw:start-shape="id6" draw:start-glue-point="3" draw:end-shape="id5" draw:end-glue-point="4" svg:d="m6250 4301-1695 1973">
          <text:p/>
        </draw:connector>
        <draw:connector draw:style-name="gr4" draw:text-style-name="P1" draw:layer="layout" draw:type="line" svg:x1="3.565cm" svg:y1="7.798cm" svg:x2="3.571cm" svg:y2="8.956cm" draw:start-shape="id1" draw:start-glue-point="2" svg:d="m3565 7798 6 1158">
          <text:p/>
        </draw:connector>
        <draw:frame draw:style-name="gr5" draw:text-style-name="P9" draw:layer="layout" svg:width="3.338cm" svg:height="0.683cm" svg:x="3.162cm" svg:y="9.217cm">
          <draw:text-box>
            <text:p><text:span text:style-name="T4">Data consumers</text:span></text:p>
          </draw:text-box>
        </draw:frame>
        <draw:custom-shape draw:style-name="gr1" draw:text-style-name="P2" draw:layer="layout" svg:width="8.414cm" svg:height="1.256cm" svg:x="1cm" svg:y="0.294cm">
          <text:p text:style-name="P7"><text:span text:style-name="T1">Linguistic Resources (Dictionaries, Thesauri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xml:id="id7" draw:id="id7" draw:layer="layout" svg:width="0.6cm" svg:height="0.6cm" svg:x="1.35cm" svg:y="0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xml:id="id8" draw:id="id8" draw:layer="layout" svg:width="0.6cm" svg:height="0.6cm" svg:x="2.1cm" svg:y="0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xml:id="id10" draw:id="id10" draw:layer="layout" svg:width="0.6cm" svg:height="0.6cm" svg:x="2.9cm" svg:y="0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.65cm" svg:y1="1.435cm" svg:x2="3.509cm" svg:y2="3.4cm" draw:start-shape="id7" draw:start-glue-point="2" draw:end-shape="id4" draw:end-glue-point="5" svg:d="m1650 1435 1859 1965">
          <text:p/>
        </draw:connector>
        <draw:connector draw:style-name="gr4" draw:text-style-name="P1" draw:layer="layout" draw:type="line" svg:x1="2.4cm" svg:y1="1.45cm" svg:x2="3.509cm" svg:y2="3.4cm" draw:start-shape="id8" draw:start-glue-point="2" draw:end-shape="id4" draw:end-glue-point="5" svg:d="m2400 1450 1109 1950">
          <text:p/>
        </draw:connector>
        <draw:frame draw:style-name="gr5" draw:text-style-name="P10" draw:layer="layout" svg:width="3.245cm" svg:height="0.645cm" svg:x="4.95cm" svg:y="0.85cm">
          <draw:text-box>
            <text:p text:style-name="P10"><text:span text:style-name="T3">~ 4000 approvers</text:span></text:p>
          </draw:text-box>
        </draw:frame>
        <draw:custom-shape draw:style-name="gr3" draw:text-style-name="P8" xml:id="id9" draw:id="id9" draw:layer="layout" svg:width="0.6cm" svg:height="0.6cm" svg:x="4.4cm" svg:y="0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0.794cm" svg:height="0.645cm" svg:x="3.601cm" svg:y="0.95cm">
          <draw:text-box>
            <text:p text:style-name="P10"><text:span text:style-name="T3">...</text:span></text:p>
          </draw:text-box>
        </draw:frame>
        <draw:connector draw:style-name="gr4" draw:text-style-name="P1" draw:layer="layout" draw:type="line" svg:x1="4.7cm" svg:y1="1.45cm" svg:x2="3.509cm" svg:y2="3.4cm" draw:start-shape="id9" draw:start-glue-point="2" draw:end-shape="id4" draw:end-glue-point="5" svg:d="m4700 1450-1191 1950">
          <text:p/>
        </draw:connector>
        <draw:connector draw:style-name="gr4" draw:text-style-name="P1" draw:layer="layout" draw:type="line" svg:x1="3.2cm" svg:y1="1.45cm" svg:x2="3.509cm" svg:y2="3.4cm" draw:start-shape="id10" draw:start-glue-point="2" draw:end-shape="id4" draw:end-glue-point="5" svg:d="m3200 1450 309 1950">
          <text:p/>
        </draw:connector>
        <draw:custom-shape draw:style-name="gr1" draw:text-style-name="P2" draw:layer="layout" svg:width="8.414cm" svg:height="0.65cm" svg:x="1cm" svg:y="2.25cm">
          <text:p text:style-name="P7"><text:span text:style-name="T1">Extraction Scrip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7cm" svg:height="0.7cm" svg:x="0.35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.667cm" svg:y1="4.035cm" svg:x2="0.7cm" svg:y2="8.95cm" draw:start-shape="id4" draw:start-glue-point="6" draw:end-shape="id11" draw:end-glue-point="0" svg:d="m1667 4035h-967v4915">
          <text:p/>
        </draw:connector>
        <draw:connector draw:style-name="gr4" draw:text-style-name="P1" draw:layer="layout" draw:type="line" svg:x1="7.54cm" svg:y1="7.798cm" svg:x2="7.55cm" svg:y2="8.96cm" draw:start-shape="id3" draw:start-glue-point="2" svg:d="m7540 7798 10 1162">
          <text:p/>
        </draw:connector>
        <draw:connector draw:style-name="gr7" draw:text-style-name="P1" draw:layer="layout" svg:x1="9.128cm" svg:y1="6.337cm" svg:x2="9.7cm" svg:y2="9.001cm" draw:start-shape="id2" draw:start-glue-point="1" draw:end-shape="id12" draw:end-glue-point="0" svg:d="m9128 6337h572v2664">
          <text:p/>
        </draw:connector>
        <draw:custom-shape draw:style-name="gr6" draw:text-style-name="P1" xml:id="id12" draw:id="id12" draw:layer="layout" svg:width="0.7cm" svg:height="0.7cm" svg:x="9.3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y-dient_20_1" draw:display-name="Gray-dient 1" draw:style="linear" draw:start-color="#999999" draw:end-color="#ffffff" draw:start-intensity="100%" draw:end-intensity="10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152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-width="0.152cm" draw:marker-end="Arrow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41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s Stadler</meta:initial-creator>
    <meta:creation-date>2012-09-19T14:36:08</meta:creation-date>
    <dc:date>2013-01-02T00:38:37</dc:date>
    <dc:creator>Claus Stadler</dc:creator>
    <meta:editing-duration>PT3H50M7S</meta:editing-duration>
    <meta:editing-cycles>42</meta:editing-cycles>
    <meta:generator>LibreOffice/3.5$Linux_X86_64 LibreOffice_project/350m1$Build-2</meta:generator>
    <meta:document-statistic meta:object-count="31"/>
  </office:meta>
</office:document-meta>
</file>